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betan Machine Uni" svg:font-family="'Tibetan Machine Uni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1a5a" officeooo:paragraph-rsid="00081a5a"/>
    </style:style>
    <style:style style:name="P2" style:family="paragraph" style:parent-style-name="Standard">
      <style:paragraph-properties fo:text-align="start" style:justify-single-word="false"/>
      <style:text-properties officeooo:rsid="00081a5a" officeooo:paragraph-rsid="00081a5a"/>
    </style:style>
    <style:style style:name="P3" style:family="paragraph" style:parent-style-name="Standard">
      <style:text-properties fo:font-size="13pt" officeooo:rsid="00081a5a" officeooo:paragraph-rsid="00081a5a" style:font-size-asian="13pt" style:font-size-complex="13pt"/>
    </style:style>
    <style:style style:name="P4" style:family="paragraph" style:parent-style-name="Standard">
      <style:text-properties fo:font-size="13pt" fo:font-weight="bold" officeooo:rsid="00093c50" officeooo:paragraph-rsid="00093c50" style:font-size-asian="13pt" style:font-weight-asian="bold" style:font-size-complex="13pt" style:font-weight-complex="bold"/>
    </style:style>
    <style:style style:name="P5" style:family="paragraph" style:parent-style-name="Standard">
      <style:paragraph-properties fo:line-height="115%" fo:text-align="justify" style:justify-single-word="false"/>
      <style:text-properties style:font-name="Bitstream Charter" fo:font-size="13pt" officeooo:paragraph-rsid="00093c50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weight="normal" officeooo:rsid="00081a5a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092045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093c50" style:font-size-asian="14pt" style:font-weight-asian="normal" style:font-size-complex="14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81a5a" style:font-weight-asian="normal" style:font-weight-complex="normal"/>
    </style:style>
    <style:style style:name="T9" style:family="text">
      <style:text-properties fo:font-weight="normal" officeooo:rsid="00093c50" style:font-weight-asian="normal" style:font-weight-complex="normal"/>
    </style:style>
    <style:style style:name="T10" style:family="text">
      <style:text-properties fo:font-weight="normal" officeooo:rsid="00092045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Name<text:tab/></text:span>: Shalu Jose M</text:p>
      <text:p text:style-name="P3"><text:span text:style-name="T1">Roll no</text:span>: 48</text:p>
      <text:p text:style-name="P3"><text:span text:style-name="T1">Topic</text:span><text:tab/>: TRAI-Cyber Security</text:p>
      <text:p text:style-name="P4">Date of submission:<text:span text:style-name="T7">4/2/2019</text:span></text:p>
      <text:p text:style-name="P1"/>
      <text:p text:style-name="P1"/>
      <text:p text:style-name="P2"><text:tab/><text:tab/><text:tab/><text:tab/> <text:s text:c="8"/><text:span text:style-name="T3">ABSTRACT</text:span></text:p>
      <text:p text:style-name="P1"><text:span text:style-name="T3"/></text:p>
      <text:p text:style-name="P5"><text:span text:style-name="T8">Telecom Regulatory Authority of India executes new rules for DTH and cable operators. </text:span><text:span text:style-name="T9">C</text:span>onsumers who haven't migrated now have the option to go to their respective DTH providers' sites to select the channels they prefer, choose a custom package, and pay only for those selected channels<text:span text:style-name="T8">. </text:span><text:span text:style-name="T10">In this project we try to execute the new rules for channel selection and online tv concept. </text:span><text:span text:style-name="T8">Cyber security refers to as protect copyright content and online fund transfer from hackers or unauthorised access. </text:span><text:span text:style-name="T10">This project includes copyright protection and secure money transfer using NTRU encryption algorithm. </text:span><text:span text:style-name="T9">In short, strong cryptographic methods <text:s/>are <text:s/>used to protect copyright and online fund transfer <text:s/>which the existing system is not able to provide. The proposed system</text:span><text:span text:style-name="T10"> ensures that online tv watching facility and secure online fund transfer and also allowing the consumers to tracking their payment informations.</text:span><text:span text:style-name="T9">It also ensures that TRAI rules are satisfactorily me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betan Machine Uni" svg:font-family="'Tibetan Machine Uni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kaoPGothic" svg:font-family="TakaoPGothic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4T14:55:46.641965576</meta:creation-date>
    <dc:date>2019-02-04T15:27:45.292226545</dc:date>
    <meta:editing-duration>PT17S</meta:editing-duration>
    <meta:editing-cycles>1</meta:editing-cycles>
    <meta:document-statistic meta:table-count="0" meta:image-count="0" meta:object-count="0" meta:page-count="1" meta:paragraph-count="6" meta:word-count="164" meta:character-count="1069" meta:non-whitespace-character-count="895"/>
    <meta:generator>LibreOffice/5.1.6.2$Linux_X86_64 LibreOffice_project/10m0$Build-2</meta:generator>
  </office:meta>
</office:document-meta>
</file>